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MSans10" svg:font-family="LMSans10" style:font-family-generic="swiss"/>
    <style:font-face style:name="Liberation Serif" svg:font-family="'Liberation Serif'" style:font-family-generic="roman" style:font-pitch="variable"/>
    <style:font-face style:name="LMSans101" svg:font-family="LMSans10"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Sans101" fo:font-size="8pt" officeooo:rsid="000654c3" officeooo:paragraph-rsid="0006ea19" style:font-size-asian="8pt" style:font-size-complex="8pt"/>
    </style:style>
    <style:style style:name="P2" style:family="paragraph" style:parent-style-name="Standard">
      <style:text-properties style:font-name="LMSans101" fo:font-size="8pt" officeooo:rsid="000654c3" officeooo:paragraph-rsid="001593b0" style:font-size-asian="8pt" style:font-size-complex="8pt"/>
    </style:style>
    <style:style style:name="P3" style:family="paragraph" style:parent-style-name="Standard">
      <style:text-properties style:font-name="LMSans101" fo:font-size="8pt" fo:font-weight="bold" officeooo:rsid="000654c3" officeooo:paragraph-rsid="0013ace1" style:font-size-asian="8pt" style:font-weight-asian="bold" style:font-size-complex="8pt" style:font-weight-complex="bold"/>
    </style:style>
    <style:style style:name="P4" style:family="paragraph" style:parent-style-name="Standard">
      <style:text-properties officeooo:paragraph-rsid="0013ace1"/>
    </style:style>
    <style:style style:name="P5" style:family="paragraph" style:parent-style-name="Standard">
      <style:text-properties officeooo:paragraph-rsid="0015c9b1"/>
    </style:style>
    <style:style style:name="T1" style:family="text">
      <style:text-properties officeooo:rsid="0006ea19"/>
    </style:style>
    <style:style style:name="T2" style:family="text">
      <style:text-properties officeooo:rsid="0007f6d7"/>
    </style:style>
    <style:style style:name="T3" style:family="text">
      <style:text-properties officeooo:rsid="00088999"/>
    </style:style>
    <style:style style:name="T4" style:family="text">
      <style:text-properties officeooo:rsid="0008b7ee"/>
    </style:style>
    <style:style style:name="T5" style:family="text">
      <style:text-properties officeooo:rsid="00095f91"/>
    </style:style>
    <style:style style:name="T6" style:family="text">
      <style:text-properties officeooo:rsid="000a0f9b"/>
    </style:style>
    <style:style style:name="T7" style:family="text">
      <style:text-properties officeooo:rsid="000bf4be"/>
    </style:style>
    <style:style style:name="T8" style:family="text">
      <style:text-properties fo:font-style="italic" officeooo:rsid="000bf4be" style:font-style-asian="italic" style:font-style-complex="italic"/>
    </style:style>
    <style:style style:name="T9" style:family="text">
      <style:text-properties officeooo:rsid="000d7d0e"/>
    </style:style>
    <style:style style:name="T10" style:family="text">
      <style:text-properties officeooo:rsid="000f709b"/>
    </style:style>
    <style:style style:name="T11" style:family="text">
      <style:text-properties officeooo:rsid="00106337"/>
    </style:style>
    <style:style style:name="T12" style:family="text">
      <style:text-properties fo:font-weight="bold" style:font-weight-asian="bold" style:font-weight-complex="bold"/>
    </style:style>
    <style:style style:name="T13" style:family="text">
      <style:text-properties fo:font-weight="bold" officeooo:rsid="0013ace1" style:font-weight-asian="bold" style:font-weight-complex="bold"/>
    </style:style>
    <style:style style:name="T14" style:family="text">
      <style:text-properties style:font-name="LMSans101" fo:font-size="8pt" officeooo:rsid="000bf4be" style:font-size-asian="8pt" style:font-size-complex="8pt"/>
    </style:style>
    <style:style style:name="T15" style:family="text">
      <style:text-properties style:font-name="LMSans101" fo:font-size="8pt" officeooo:rsid="0013ace1" style:font-size-asian="8pt" style:font-size-complex="8pt"/>
    </style:style>
    <style:style style:name="T16" style:family="text">
      <style:text-properties style:font-name="LMSans101" fo:font-size="8pt" officeooo:rsid="001593b0" style:font-size-asian="8pt" style:font-size-complex="8pt"/>
    </style:style>
    <style:style style:name="T17" style:family="text">
      <style:text-properties style:font-name="LMSans101" fo:font-size="8pt" officeooo:rsid="0015c9b1" style:font-size-asian="8pt" style:font-size-complex="8pt"/>
    </style:style>
    <style:style style:name="T18" style:family="text">
      <style:text-properties style:font-name="LMSans101" fo:font-size="8pt" officeooo:rsid="0017023d" style:font-size-asian="8pt" style:font-size-complex="8pt"/>
    </style:style>
    <style:style style:name="T19" style:family="text">
      <style:text-properties style:font-name="LMSans101" fo:font-size="8pt" fo:font-weight="bold" officeooo:rsid="0013ace1" style:font-size-asian="8pt" style:font-weight-asian="bold" style:font-size-complex="8pt" style:font-weight-complex="bold"/>
    </style:style>
    <style:style style:name="T20" style:family="text">
      <style:text-properties style:font-name="LMSans101" fo:font-size="8pt" fo:font-weight="bold" officeooo:rsid="0017023d" style:font-size-asian="8pt" style:font-weight-asian="bold" style:font-size-complex="8pt" style:font-weight-complex="bold"/>
    </style:style>
    <style:style style:name="T21" style:family="text">
      <style:text-properties style:font-name="LMSans101" fo:font-size="8pt" fo:font-weight="bold" officeooo:rsid="0013ace1" style:font-size-asian="8pt" style:font-weight-asian="bold" style:font-size-complex="8pt" style:font-weight-complex="normal"/>
    </style:style>
    <style:style style:name="T22" style:family="text">
      <style:text-properties style:font-name="LMSans101" fo:font-size="8pt" fo:font-weight="normal" officeooo:rsid="0013ace1" style:font-size-asian="8pt" style:font-weight-asian="bold" style:font-size-complex="8pt" style:font-weight-complex="normal"/>
    </style:style>
    <style:style style:name="T23" style:family="text">
      <style:text-properties style:font-name="LMSans101" fo:font-size="8pt" fo:font-weight="normal" officeooo:rsid="0011bac5" style:font-size-asian="8pt" style:font-weight-asian="bold" style:font-size-complex="8pt" style:font-weight-complex="normal"/>
    </style:style>
    <style:style style:name="T24" style:family="text">
      <style:text-properties style:font-name="LMSans101" fo:font-size="8pt" fo:font-weight="normal" officeooo:rsid="0013ace1" style:font-size-asian="8pt" style:font-weight-asian="bold" style:font-size-complex="8pt" style:font-weight-complex="bold"/>
    </style:style>
    <style:style style:name="T25" style:family="text">
      <style:text-properties style:text-line-through-style="solid" style:text-position="sub 58%" style:font-name="LMSans101" fo:font-size="8pt" officeooo:rsid="000bf4be" style:font-size-asian="8pt" style:font-size-complex="8pt"/>
    </style:style>
    <style:style style:name="T26" style:family="text">
      <style:text-properties officeooo:rsid="0013ace1"/>
    </style:style>
    <style:style style:name="T27" style:family="text">
      <style:text-properties officeooo:rsid="001593b0"/>
    </style:style>
    <style:style style:name="T28" style:family="text">
      <style:text-properties style:font-name="LMSans10" fo:font-size="8pt" officeooo:rsid="0015c9b1" style:font-size-asian="8pt" style:font-size-complex="8pt"/>
    </style:style>
    <style:style style:name="T29" style:family="text">
      <style:text-properties officeooo:rsid="0017023d"/>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Introduction:</text:span><text:span text:style-name="T26"> </text:span><text:span text:style-name="T1">L</text:span>ocal voxelwise measures such as fractional anisotropy <text:span text:style-name="T1">(FA), apparent </text:span><text:span text:style-name="T5">diffusivity </text:span><text:span text:style-name="T11">coefficient</text:span><text:span text:style-name="T5"> </text:span><text:span text:style-name="T1">(AD</text:span><text:span text:style-name="T11">C</text:span><text:span text:style-name="T1">), or mean diffusivity (MD) </text:span>[ref] have <text:span text:style-name="T1">been </text:span>extensively adopted <text:span text:style-name="T1">in c</text:span>linical and applied research practice <text:span text:style-name="T2">based on diffusion weighted MR imaging (dMRI)</text:span>. This underlines the need <text:span text:style-name="T9">for </text:span><text:span text:style-name="T2">valid and reliable </text:span>measure<text:span text:style-name="T6">s</text:span> which can <text:span text:style-name="T6">indicate</text:span> the degree of local organisation of white matter in the brain. <text:span text:style-name="T2">The measures listed above are based on the parametric simple </text:span><text:span text:style-name="T27">diffusion </text:span><text:span text:style-name="T2">tensor </text:span><text:span text:style-name="T27">(SDT)</text:span><text:span text:style-name="T2"> model [ref] which works well when there is a single dominant fibre direction but is also known not to give valid information if the local organisation is more complex [ref]. We show how model-free, alternatives can yield <text:s/>non-parametric anisotropy </text:span><text:span text:style-name="T9">and directionality </text:span><text:span text:style-name="T2">measures (NPA). These are constructed from the spin orientation distribution function (</text:span><text:span text:style-name="T4">sO</text:span><text:span text:style-name="T2">DF) of Yeh et al. [ref] </text:span><text:span text:style-name="T4">using their generalised q-space sampling imaging (GQI) reconstruction method</text:span><text:span text:style-name="T2">. We present </text:span><text:span text:style-name="T3">exact </text:span><text:span text:style-name="T2">analytical results which show </text:span><text:span text:style-name="T4">the form of the sODF </text:span><text:span text:style-name="T3">when the single tensor model is cor</text:span><text:span text:style-name="T4">r</text:span><text:span text:style-name="T3">ect, </text:span><text:span text:style-name="T4">and further how</text:span><text:span text:style-name="T3"> </text:span><text:span text:style-name="T4">the tensor's</text:span><text:span text:style-name="T3"> parameters may be estimated from th</text:span><text:span text:style-name="T4">is</text:span><text:span text:style-name="T3"> model-free approach. </text:span><text:span text:style-name="T7">We compare </text:span><text:span text:style-name="T10">the </text:span><text:span text:style-name="T29">performance</text:span><text:span text:style-name="T10"> of </text:span><text:span text:style-name="T7">these parametric and non-parametric me</text:span><text:span text:style-name="T29">asures</text:span><text:span text:style-name="T7"> for simulated data.</text:span></text:p>
      <text:p text:style-name="P4"><text:span text:style-name="T19">Me</text:span><text:span text:style-name="T24">t</text:span><text:span text:style-name="T21">h</text:span><text:span text:style-name="T19">o</text:span><text:span text:style-name="T24">d</text:span><text:span text:style-name="T21">s:</text:span><text:span text:style-name="T22"> </text:span><text:span text:style-name="T23">Simulations were computed for a 102-point grid sampling scheme, with a maximum b-value of 4000s/mm2.</text:span><text:span text:style-name="T22"> The simulated fibre was aligned with the gradient frame of reference, and the diagonal elements of the diffusion tensor, D, where chosen to match typical values for white matter: l1=1.4 x 10 ^-3 mm2/s, and l2=l3=0.35 x 10^-3 mm2/s. </text:span><text:span text:style-name="T14">Variable fibre orientation was r</text:span><text:span text:style-name="T14">ealised by spatially rotating the simulated fibres at discrete orientations. 100 orientations were used, which spanned uniformly the space of (theta, phi), 0 ≤ theta ≤ 180 and 0 ≤ phi ≤ 360. </text:span><text:span text:style-name="T15">In the two compartment case</text:span><text:span text:style-name="T16">s</text:span><text:span text:style-name="T15"> an isotropic component was added with volume fraction 0.5 and diffusivity 0.7 x 10^-3. </text:span><text:span text:style-name="T14">To evaluate the robustness of the results of each scheme in the presence of noise, the procedure of noise generation and creation of noisy data was repeated 1000 times. For each acquisition scheme and fibre type, the “ideal” (noise-free) diffusion weighted signals were calculated according to the </text:span><text:span text:style-name="T16">SDT model</text:span><text:span text:style-name="T14"> [ref], assuming a constant ideal value of the baseline signal S</text:span><text:span text:style-name="T25">0</text:span><text:span text:style-name="T14"> = 100. Complex Gaussian noise was then superimposed upon the ideal signals to provide the complex noise-contaminated signals and their magnitude was then obtained. This results in noisy values with a Rician distribution, which can be scaled in order to set the signal to noise ratio to any desired level. </text:span><text:span text:style-name="T15">In this case the SNRs were 20, 40, 60, 80, and 100.</text:span></text:p>
      <text:p text:style-name="P5"><text:span text:style-name="T16">The sODF and SDT were fitted using dipy (diffusion imaging in python software [ref]) The sODF was calculated for a sub-triangulated spherical icosahedron with 362 vertices. </text:span><text:span text:style-name="T17">Two values (1.2 and 3.5) were used for L_Delta, the diffusion sampling length. </text:span><text:span text:style-name="T15">Non-parametric FA (NPA) was calculated from the sODF </text:span><text:span text:style-name="T16">by (1) locating the </text:span><text:span text:style-name="T17">vertex V1 with maximum ODF value odf1; (2) with V1 as pole locating the vertex V2 on the corresponding equatorial band of width </text:span><text:span text:style-name="T28">±</text:span><text:span text:style-name="T17">5 degrees with maximum O; (3) locating the vertex V3 in the equatorial band that closest to 90 degrees away from V2 with sODF value odf3</text:span><text:span text:style-name="T16">. </text:span><text:span text:style-name="T17">With npd1 = odf1^2, npd2 = odf2^2, and npd3 = odf3^2, non-parametric anisotropy (NPA) </text:span><text:span text:style-name="T18">was calculated by applying the classical FA [ref] formula to the 3 values (npd1, npd2, npd3). The rational of the squared sODF is based on Tuch's [ref] formula for ODF in the SDT case which implies that the ODF in the 3 principal axis directions of the tensor is proportional to the square of the corresponding eigenvalue of the tensor. </text:span></text:p>
      <text:p text:style-name="P4"><text:span text:style-name="T19">Results</text:span><text:span text:style-name="T20">:</text:span></text:p>
      <text:p text:style-name="P3"><text:span text:style-name="T26">Discussion and Conclusion:</text:span></text:p>
      <text:p text:style-name="P1"><text:span text:style-name="T1">Word count </text:span><text:expression text:formula="ooow:WORD-3" office:value-type="float" office:value="595" style:data-style-name="N0">595</text:ex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MSans10" svg:font-family="LMSans10" style:font-family-generic="swiss"/>
    <style:font-face style:name="Liberation Serif" svg:font-family="'Liberation Serif'" style:font-family-generic="roman" style:font-pitch="variable"/>
    <style:font-face style:name="LMSans101" svg:font-family="LMSans10"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Nimmo-Smith</meta:initial-creator>
    <meta:creation-date>2010-11-09T08:58:55</meta:creation-date>
    <dc:date>2010-11-11T17:44:02</dc:date>
    <dc:creator>Ian Nimmo-Smith</dc:creator>
    <meta:editing-duration>PT05H22M16S</meta:editing-duration>
    <meta:editing-cycles>14</meta:editing-cycles>
    <meta:generator>OpenOffice.org/3.2$Unix OpenOffice.org_project/320m19$Build-9505</meta:generator>
    <meta:document-statistic meta:table-count="0" meta:image-count="0" meta:object-count="0" meta:page-count="1" meta:paragraph-count="6" meta:word-count="598" meta:character-count="3710"/>
  </office:meta>
</office:document-meta>
</file>